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roid Sans" svg:font-family="'Droid Sans', Arial, sans-serif"/>
    <style:font-face style:name="Georgia" svg:font-family="Georgia, serif"/>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rsid="0018d7c8" officeooo:paragraph-rsid="0018d7c8"/>
    </style:style>
    <style:style style:name="P2" style:family="paragraph" style:parent-style-name="Heading_20_3">
      <style:text-properties officeooo:rsid="0018d7c8" officeooo:paragraph-rsid="0021031a"/>
    </style:style>
    <style:style style:name="P3" style:family="paragraph" style:parent-style-name="Standard">
      <style:text-properties officeooo:rsid="0018d7c8" officeooo:paragraph-rsid="0018d7c8"/>
    </style:style>
    <style:style style:name="P4" style:family="paragraph" style:parent-style-name="Standard">
      <style:text-properties officeooo:rsid="0018fbd4" officeooo:paragraph-rsid="0018fbd4"/>
    </style:style>
    <style:style style:name="P5" style:family="paragraph" style:parent-style-name="Standard">
      <style:text-properties officeooo:rsid="001972ea" officeooo:paragraph-rsid="001972ea"/>
    </style:style>
    <style:style style:name="P6" style:family="paragraph" style:parent-style-name="Standard">
      <style:text-properties officeooo:rsid="001adc90" officeooo:paragraph-rsid="001adc90"/>
    </style:style>
    <style:style style:name="P7" style:family="paragraph" style:parent-style-name="Standard">
      <style:text-properties officeooo:rsid="001e304a" officeooo:paragraph-rsid="001e304a"/>
    </style:style>
    <style:style style:name="P8" style:family="paragraph" style:parent-style-name="Text_20_body">
      <style:text-properties officeooo:rsid="0018d7c8" officeooo:paragraph-rsid="0018d7c8"/>
    </style:style>
    <style:style style:name="P9" style:family="paragraph" style:parent-style-name="Text_20_body">
      <style:text-properties officeooo:rsid="0018d7c8" officeooo:paragraph-rsid="0021031a"/>
    </style:style>
    <style:style style:name="P10" style:family="paragraph" style:parent-style-name="Text_20_body">
      <style:paragraph-properties fo:margin-left="0cm" fo:margin-right="0cm" fo:margin-top="0cm" fo:margin-bottom="0.291cm" loext:contextual-spacing="false" style:line-height-at-least="0.582cm" fo:orphans="2" fo:widows="2" fo:text-indent="0cm" style:auto-text-indent="false"/>
    </style:style>
    <style:style style:name="P11"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505759" style:font-name="Droid Sans" fo:font-size="12pt" fo:letter-spacing="normal" fo:font-style="normal" fo:font-weight="normal"/>
    </style:style>
    <style:style style:name="T1" style:family="text">
      <style:text-properties fo:font-variant="normal" fo:text-transform="none" fo:color="#00a8b0" style:font-name="Droid Sans" fo:font-size="12pt" fo:letter-spacing="normal" fo:font-style="normal" fo:font-weight="bold"/>
    </style:style>
    <style:style style:name="T2" style:family="text">
      <style:text-properties fo:font-variant="normal" fo:text-transform="none" fo:color="#00a8b0" style:font-name="Droid Sans" fo:font-size="12pt" fo:letter-spacing="normal" fo:font-style="normal" fo:font-weight="bold" officeooo:rsid="0021031a"/>
    </style:style>
    <style:style style:name="T3" style:family="text">
      <style:text-properties fo:font-variant="normal" fo:text-transform="none" fo:color="#505759" style:font-name="Droid Sans" fo:font-size="12pt" fo:letter-spacing="normal" fo:font-style="normal" fo:font-weight="normal"/>
    </style:style>
    <style:style style:name="T4" style:family="text">
      <style:text-properties fo:font-variant="normal" fo:text-transform="none" fo:color="#231f20" style:font-name="Roboto" fo:font-size="12pt" fo:letter-spacing="normal" fo:font-style="normal" fo:font-weight="normal"/>
    </style:style>
    <style:style style:name="T5" style:family="text">
      <style:text-properties fo:font-variant="normal" fo:text-transform="none" fo:color="#231f20" fo:letter-spacing="normal"/>
    </style:style>
    <style:style style:name="T6" style:family="text">
      <style:text-properties fo:font-variant="normal" fo:text-transform="none" fo:color="#222222" style:font-name="Droid Sans" fo:font-size="12pt" fo:letter-spacing="normal" fo:font-style="normal" fo:font-weight="bold"/>
    </style:style>
    <style:style style:name="T7" style:family="text">
      <style:text-properties fo:font-variant="normal" fo:text-transform="none" fo:color="#222222" style:font-name="Georgia" fo:font-size="13.5pt" fo:letter-spacing="normal" fo:font-style="normal" fo:font-weight="normal"/>
    </style:style>
    <style:style style:name="T8" style:family="text">
      <style:text-properties fo:font-variant="normal" fo:text-transform="none" fo:color="#222222" style:font-name="Georgia" fo:font-size="13.5pt" fo:letter-spacing="normal" fo:font-style="italic" fo:font-weight="normal"/>
    </style:style>
    <style:style style:name="T9" style:family="text">
      <style:text-properties fo:font-variant="normal" fo:text-transform="none" fo:color="#b12460" style:text-line-through-style="none" style:text-line-through-type="none" style:font-name="Georgia" fo:font-size="13.5pt" fo:letter-spacing="normal" fo:font-style="normal" style:text-underline-style="none" fo:font-weight="normal" style:text-blinking="false"/>
    </style:style>
    <style:style style:name="T10" style:family="text">
      <style:text-properties fo:font-variant="normal" fo:text-transform="none" fo:color="#ff6900" style:text-line-through-style="none" style:text-line-through-type="none" style:font-name="Droid Sans" fo:font-size="12pt" fo:letter-spacing="normal"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fter Red Dead Redemption 2 release and crunchtime Skandal:</text:p>
      <text:p text:style-name="P3"/>
      <text:p text:style-name="P3"/>
      <text:p text:style-name="P5">Firing Managers responsible for bad atmosphere,</text:p>
      <text:p text:style-name="P5">Optional paid overtime,</text:p>
      <text:p text:style-name="P5"/>
      <text:p text:style-name="P5">„Plan to improve technoligy and pipelines“</text:p>
      <text:p text:style-name="P5"><text:span text:style-name="T7">Dan Houser</text:span> <text:s/>left the lines:</text:p>
      <text:p text:style-name="P6">converted lincoln workers to fulltime staff</text:p>
      <text:p text:style-name="P7">support of the covid work at home </text:p>
      <text:p text:style-name="P6"/>
      <text:p text:style-name="P3"/>
      <text:p text:style-name="P3"><text:span text:style-name="T4">In addition to less overtime, Rockstar will offer flexible schedules for its developers, anonymous surveys for feedback, management and leadership training, and more updates on the company’s games and future. Additionally, they’ve held meetings about sexual harassment and conduct and gotten rid of management who contributed to cultural problems in the studios.</text:span> </text:p>
      <text:p text:style-name="P3"/>
      <text:p text:style-name="P4">Citation:</text:p>
      <text:p text:style-name="P3"><text:span text:style-name="T5">“</text:span><text:span text:style-name="T4">In these last several months we have undertaken a lot of work across every area of the company, looking at our processes to determine what works and what doesn’t, what we are great at and what we could improve,” continues Kolbe. “We hope that the majority of you have felt s0me of these positive changes already and those that haven’t soon will.”</text:span> </text:p>
      <text:p text:style-name="P3"/>
      <text:p text:style-name="P3"/>
      <text:h text:style-name="P1" text:outline-level="3"><text:a xlink:type="simple" xlink:href="https://kotaku.com/18-months-after-red-dead-redemption-2-rockstar-has-mad-1842880524" text:style-name="Internet_20_link" text:visited-style-name="Visited_20_Internet_20_Link"><text:span text:style-name="Strong_20_Emphasis"><text:span text:style-name="T1">https://kotaku.com/18-months-after-red-dead-redemption-2-rockstar-has-mad-1842880524</text:span></text:span></text:a></text:h>
      <text:p text:style-name="P8"><text:span text:style-name="Strong_20_Emphasis"><text:span text:style-name="T1"/></text:span></text:p>
      <text:p text:style-name="P8"><text:span text:style-name="Strong_20_Emphasis"><text:span text:style-name="T7">Rockstar’s leaders have told employees that they hope to mitigate crunch on the next big project by improving their technology pipelines and planning out more of the game’s beats in advance. One belief shared by Rockstar employees is that Dan Houser’s departure will lead to fewer last-minute rewrites and overhauls—the type that led to a great deal of overtime on </text:span></text:span><text:span text:style-name="Strong_20_Emphasis"><text:span text:style-name="Emphasis"><text:span text:style-name="T8">Red Dead Redemption 2</text:span></text:span></text:span><text:span text:style-name="Strong_20_Emphasis"><text:span text:style-name="T7">. Rockstar has also implemented “flexitime” scheduling for many employees, allowing them to work variable hours based on their preferences and needs.</text:span></text:span><text:span text:style-name="Strong_20_Emphasis"><text:span text:style-name="T1"> </text:span></text:span></text:p>
      <text:p text:style-name="P8"><text:span text:style-name="Strong_20_Emphasis"><text:span text:style-name="T1"/></text:span></text:p>
      <text:p text:style-name="P8"><text:span text:style-name="Strong_20_Emphasis"><text:span text:style-name="T7">Since 2018, Rockstar has increased salaries for Lincoln testers and </text:span></text:span><text:a xlink:type="simple" xlink:href="https://kotaku.com/months-after-labor-controversy-rockstar-converts-game-1836982746" text:style-name="Internet_20_link" text:visited-style-name="Visited_20_Internet_20_Link"><text:span text:style-name="Strong_20_Emphasis"><text:span text:style-name="T9">converted all of the contractors to full-time staff.</text:span></text:span></text:a><text:span text:style-name="Strong_20_Emphasis"><text:span text:style-name="T6"> </text:span></text:span><text:span text:style-name="Strong_20_Emphasis"><text:span text:style-name="T7">Lincoln now tells testers that overtime is optional, and that it will be paid at a 1.5x rate. Some of those previous policies have been revoked, to the point where one employee said the “company culture has become more fun.” Testers are now allowed to use phones at their desks.</text:span></text:span><text:span text:style-name="Strong_20_Emphasis"><text:span text:style-name="T1"> </text:span></text:span></text:p>
      <text:p text:style-name="P8"><text:span text:style-name="Strong_20_Emphasis"><text:span text:style-name="T1"/></text:span></text:p>
      <text:p text:style-name="P8"><text:span text:style-name="Strong_20_Emphasis"><text:span text:style-name="T1"/></text:span></text:p>
      <text:p text:style-name="P8"><text:soft-page-break/><text:span text:style-name="Strong_20_Emphasis"><text:span text:style-name="T6">“</text:span></text:span><text:span text:style-name="Strong_20_Emphasis"><text:span text:style-name="T7">I wish you were there [in 2018] to hear the global sigh of relief when people learned that overtime became optional,” one Lincoln tester told me in an email last year. A second said that “Rockstar have been a lot better” since </text:span></text:span><text:span text:style-name="Strong_20_Emphasis"><text:span text:style-name="Emphasis"><text:span text:style-name="T8">Kotaku</text:span></text:span></text:span><text:span text:style-name="Strong_20_Emphasis"><text:span text:style-name="T6">’</text:span></text:span><text:span text:style-name="Strong_20_Emphasis"><text:span text:style-name="T7">s reporting on work conditions at the studio.</text:span></text:span><text:span text:style-name="Strong_20_Emphasis"><text:span text:style-name="T1"> </text:span></text:span></text:p>
      <text:p text:style-name="P8"><text:span text:style-name="Strong_20_Emphasis"><text:span text:style-name="T1"/></text:span></text:p>
      <text:p text:style-name="P8"><text:span text:style-name="Strong_20_Emphasis"><text:span text:style-name="T7">Even with some disliked managers gone, there’s concern at some Rockstar offices that the long-rooted culture of workaholism may rear up again when it comes time to get a new game out the door. “The issue with </text:span></text:span><text:span text:style-name="Strong_20_Emphasis"><text:span text:style-name="Emphasis"><text:span text:style-name="T8">Red Dead Redemption 2</text:span></text:span></text:span><text:span text:style-name="Strong_20_Emphasis"><text:span text:style-name="T6"> </text:span></text:span><text:span text:style-name="Strong_20_Emphasis"><text:span text:style-name="T7">wasn’t just scope,” said a former employee. “The culture was very much centered on the idea that if you aren’t doing overtime you aren’t working hard.”</text:span></text:span><text:span text:style-name="Strong_20_Emphasis"><text:span text:style-name="T1"> </text:span></text:span></text:p>
      <text:p text:style-name="P8"><text:span text:style-name="Strong_20_Emphasis"><text:span text:style-name="T1"/></text:span></text:p>
      <text:p text:style-name="P8"><text:span text:style-name="Strong_20_Emphasis"><text:span text:style-name="T1"/></text:span></text:p>
      <text:p text:style-name="P8"><text:span text:style-name="Strong_20_Emphasis"><text:span text:style-name="T7">One plan that management has laid out for the next game, a new entry in the </text:span></text:span><text:span text:style-name="Strong_20_Emphasis"><text:span text:style-name="Emphasis"><text:span text:style-name="T8">Grand Theft Auto</text:span></text:span></text:span><text:span text:style-name="Strong_20_Emphasis"><text:span text:style-name="T6"> </text:span></text:span><text:span text:style-name="Strong_20_Emphasis"><text:span text:style-name="T7">series, is to start out with a moderately sized release (which, by Rockstar’s standards, would still be a large game) that is then expanded with regular updates over time, which may help mitigate stress and crunch.</text:span></text:span><text:span text:style-name="Strong_20_Emphasis"><text:span text:style-name="T1"> </text:span></text:span></text:p>
      <text:p text:style-name="P8"><text:span text:style-name="Strong_20_Emphasis"><text:span text:style-name="T1"/></text:span></text:p>
      <text:p text:style-name="P8"><text:span text:style-name="Strong_20_Emphasis"><text:span text:style-name="T7">Even today, with production slowed down and staff working from home due to the coronavirus pandemic, the company’s management seems to be saying the right things. “They keep emphasizing that it’s normal to not be productive and our focus should be on our health and taking care of our families,” said a third Rockstar employee.</text:span></text:span><text:span text:style-name="Strong_20_Emphasis"><text:span text:style-name="T1"> </text:span></text:span></text:p>
      <text:p text:style-name="P8"><text:span text:style-name="Strong_20_Emphasis"><text:span text:style-name="T1"/></text:span></text:p>
      <text:p text:style-name="P8"><text:span text:style-name="Strong_20_Emphasis"><text:span text:style-name="T1"/></text:span></text:p>
      <text:p text:style-name="P8"><text:span text:style-name="Strong_20_Emphasis"><text:span text:style-name="T1"/></text:span></text:p>
      <text:p text:style-name="P8"><text:span text:style-name="Strong_20_Emphasis"><text:span text:style-name="T1"/></text:span></text:p>
      <text:p text:style-name="P8"><text:span text:style-name="Strong_20_Emphasis"><text:span text:style-name="T1"/></text:span></text:p>
      <text:p text:style-name="P8"><text:span text:style-name="Strong_20_Emphasis"><text:span text:style-name="T1"/></text:span></text:p>
      <text:p text:style-name="P8"><text:span text:style-name="Strong_20_Emphasis"><text:span text:style-name="T1"/></text:span></text:p>
      <text:p text:style-name="P8"><text:span text:style-name="Strong_20_Emphasis"><text:span text:style-name="T1"/></text:span></text:p>
      <text:p text:style-name="P8"><text:span text:style-name="Strong_20_Emphasis"><text:span text:style-name="T1"/></text:span></text:p>
      <text:p text:style-name="P8"><text:span text:style-name="Strong_20_Emphasis"><text:span text:style-name="T1"/></text:span></text:p>
      <text:p text:style-name="P8"><text:span text:style-name="Strong_20_Emphasis"><text:span text:style-name="T1"/></text:span></text:p>
      <text:p text:style-name="P8"><text:soft-page-break/><text:span text:style-name="Strong_20_Emphasis"><text:span text:style-name="T1">-------------------------------------------------------------------------------------------</text:span></text:span></text:p>
      <text:p text:style-name="P9"><text:span text:style-name="Strong_20_Emphasis"><text:span text:style-name="T2">newest court rulings:</text:span></text:span></text:p>
      <text:p text:style-name="P8"><text:span text:style-name="Strong_20_Emphasis"><text:span text:style-name="T1"/></text:span></text:p>
      <text:p text:style-name="P8"><text:span text:style-name="Strong_20_Emphasis"><text:span text:style-name="T3">The ECJ said European member states "must require employers to set up an objective, reliable and accessible system enabling the duration of time worked each day by each worker to be measured."</text:span></text:span></text:p>
      <text:p text:style-name="P11">This is part of an effort to enforce the European Working Time Directive, which restricts employers from forcing staff to work more than 48 hours in a week and grants at least 11 consecutive hours of rest every 24 hours. </text:p>
      <text:p text:style-name="P11">Employees can opt-out of this directive in order to work additional hours, but they can also opt back in without restriction. They can also cancel their opt-out agreement even if it was part of their employment contract. </text:p>
      <text:p text:style-name="P11">Whilst it is currently unclear as to how the ruling will be upheld, it seems that in Europe at least, the policy could help combat the games industry’s crunch culture. </text:p>
      <text:p text:style-name="P11">The ruling may also result in an increased enforcement of overtime pay, as previously the burden of proof of overtime was on employees. </text:p>
      <text:p text:style-name="P8"><text:span text:style-name="Strong_20_Emphasis"><text:span text:style-name="T1"/></text:span></text:p>
      <text:p text:style-name="P8"><text:span text:style-name="Strong_20_Emphasis"><text:span text:style-name="T1"/></text:span></text:p>
      <text:p text:style-name="P8"><text:span text:style-name="Strong_20_Emphasis"><text:span text:style-name="T1"/></text:span></text:p>
      <text:p text:style-name="P8"><text:span text:style-name="Strong_20_Emphasis"><text:span text:style-name="T1"/></text:span></text:p>
      <text:p text:style-name="P8"><text:span text:style-name="Strong_20_Emphasis"><text:span text:style-name="T1"/></text:span></text:p>
      <text:p text:style-name="P8"><text:span text:style-name="Strong_20_Emphasis"><text:span text:style-name="T1"/></text:span></text:p>
      <text:p text:style-name="P8"><text:span text:style-name="Strong_20_Emphasis"><text:span text:style-name="T1"/></text:span></text:p>
      <text:p text:style-name="P8"><text:span text:style-name="Strong_20_Emphasis"><text:span text:style-name="T1"/></text:span></text:p>
      <text:p text:style-name="P8"><text:span text:style-name="Strong_20_Emphasis"><text:span text:style-name="T1">----------------------------------------------------------------------------</text:span></text:span><text:span text:style-name="Strong_20_Emphasis"><text:span text:style-name="T2">--------</text:span></text:span></text:p>
      <text:p text:style-name="P9"><text:span text:style-name="Strong_20_Emphasis"><text:span text:style-name="T2">Nintendo Animal Crossing:</text:span></text:span></text:p>
      <text:h text:style-name="P2" text:outline-level="3"><text:span text:style-name="Strong_20_Emphasis"><text:span text:style-name="T2">Challenging crunch culture from within</text:span></text:span></text:h>
      <text:p text:style-name="P10"><text:span text:style-name="T3">Studios themselves can delay games in order to alleviate the effects of crunch on their teams. </text:span><text:a xlink:type="simple" xlink:href="https://www.gamesindustry.biz/articles/2019-06-12-nintendo-animal-crossing-delay-means-avoiding-crunch" office:target-frame-name="_blank" xlink:show="new" text:style-name="Internet_20_link" text:visited-style-name="Visited_20_Internet_20_Link"><text:span text:style-name="Emphasis"><text:span text:style-name="T10">Animal Crossing: New Horizons </text:span></text:span></text:a><text:a xlink:type="simple" xlink:href="https://www.gamesindustry.biz/articles/2019-06-12-nintendo-animal-crossing-delay-means-avoiding-crunch" office:target-frame-name="_blank" xlink:show="new" text:style-name="Internet_20_link" text:visited-style-name="Visited_20_Internet_20_Link"><text:span text:style-name="T10">has been delayed by Nintendo until 20 March 2020</text:span></text:a><text:span text:style-name="T3"> despite the fact the company told investors and gamers that it would launch in 2019. </text:span></text:p>
      <text:p text:style-name="P10"><text:span text:style-name="T3">This news may disappoint fans who are really looking forward to getting their hands on the title, but the company’s desire to ensure their employees have a good work-life balance is admirable considering that the Animal Crossing title was meant to be one of Nintendo’s key releases this fiscal year, alongside </text:span><text:span text:style-name="Emphasis"><text:span text:style-name="T3">Pokémon Sword and Shield</text:span></text:span><text:span text:style-name="T3">. The pushed back </text:span><text:soft-page-break/><text:span text:style-name="T3">release date means the game will only have less than two weeks to contribute to the game company’s annual results. </text:span></text:p>
      <text:p text:style-name="P11">It begs the question, if Nintendo can take a financial hit to make sure their employees are happier and healthier, then why can’t the other big studios do it too?</text:p>
      <text:p text:style-name="P9"><text:span text:style-name="Strong_20_Emphasis"><text:span text:style-name="T2"/></text:span></text:p>
      <text:p text:style-name="P8"><text:span text:style-name="Strong_20_Emphasis"><text:span text:style-name="T1"/></text:span></text:p>
      <text:p text:style-name="P8"><text:span text:style-name="Strong_20_Emphasis"><text:span text:style-name="T1"/></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roid Sans" svg:font-family="'Droid Sans', Arial, sans-serif"/>
    <style:font-face style:name="Georgia" svg:font-family="Georgia, serif"/>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12T17:28:29.516000000</meta:creation-date>
    <meta:generator>LibreOffice/6.4.3.2$Windows_X86_64 LibreOffice_project/747b5d0ebf89f41c860ec2a39efd7cb15b54f2d8</meta:generator>
    <dc:date>2021-03-12T19:30:27.033000000</dc:date>
    <meta:editing-duration>PT2H1M54S</meta:editing-duration>
    <meta:editing-cycles>8</meta:editing-cycles>
    <meta:document-statistic meta:table-count="0" meta:image-count="0" meta:object-count="0" meta:page-count="4" meta:paragraph-count="30" meta:word-count="866" meta:character-count="5400" meta:non-whitespace-character-count="4549"/>
  </office:meta>
</office:document-meta>
</file>